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automatic-styles>
    <style:style style:name="P1" style:family="paragraph">
      <style:text-properties fo:language="en" fo:country="US"/>
    </style:style>
    <style:style style:name="T1" style:family="text">
      <style:text-properties officeooo:rsid="001f6b68"/>
    </style:style>
    <style:style style:name="T2" style:family="text">
      <style:text-properties officeooo:rsid="001fa64b"/>
    </style:style>
    <style:style style:name="T3" style:family="text">
      <style:text-properties officeooo:rsid="00215c9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LibreOffice Certification @ FSF LibrePlanet</text:p>
      <text:p>Berlin, March 8, 2018 - The Document Foundation will present LibreOffice Certification to Free Software Foundation Members and free software advocates attending LibrePlanet in Boston. Lothar Becker, co-chair of the Certification Committee, will talk about migration projects and training activities related to LibreOffice, with the objective of helping enterprises to achieve the freedom associated with free software and open document formats.</text:p>
      <text:p>Lothar Becker will present LibreOffice Certification on Saturday, March 24, during LibrePlanet, and will host a certification focused workshop on Monday, March 26, at the Boston Nonprofit Center, from 9:30 AM to 1:30 PM.</text:p>
      <text:p>LibreOffice Certification has been extended to FSF Members in 2017, based on the same professional pre-requisites of TDF Members. The workshop will offer a thorough overview of the skills requested and a summary of TDF's migration and training protocols. Participation is free but must be booked in advance by sending an email to <text:a xlink:type="simple" xlink:href="mailto:certification@libreoffice.org" text:style-name="Internet_20_link" text:visited-style-name="Visited_20_Internet_20_Link">certification@libreoffice.org</text:a>.</text:p>
      <text:p>In addition, on Sunday, March 25, there will be an international certification review session for applicants for migration and training based in South America and Spain. Reviewers and applicants will join Lothar Becker, chairing the session, using a video conference system based entirely on free software from end to end.</text:p>
      <text:p>For additional information, please write to <text:a xlink:type="simple" xlink:href="mailto:certification@libreoffice.org" text:style-name="Internet_20_link" text:visited-style-name="Visited_20_Internet_20_Link">certification@libreoffic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4cm" fo:margin-bottom="0cm" loext:contextual-spacing="false" fo:text-align="justify" style:justify-single-word="false" style:page-number="auto"/>
    </style:style>
    <style:style style:name="Heading" style:family="paragraph" style:parent-style-name="Standard" style:next-style-name="Text_20_body" style:class="text" style:master-page-name="">
      <loext:graphic-properties draw:fill="none" draw:fill-color="#99ccff"/>
      <style:paragraph-properties fo:margin-top="0.4cm" fo:margin-bottom="0cm" loext:contextual-spacing="false" fo:text-align="center" style:justify-single-word="false" style:page-number="auto" fo:background-color="transparent"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5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60bfb1526849283ce2491346ed2aa51c465abfe6</meta:generator>
    <meta:creation-date>2018-03-07T01:24:02.496074386</meta:creation-date>
    <dc:language>it-IT</dc:language>
    <meta:editing-cycles>5</meta:editing-cycles>
    <meta:editing-duration>PT12M19S</meta:editing-duration>
    <meta:initial-creator>Italo Vignoli</meta:initial-creator>
    <dc:date>2018-03-07T20:18:16.479457420</dc:date>
    <dc:creator>Valerii  Goncharuk</dc:creator>
    <meta:document-statistic meta:table-count="0" meta:image-count="0" meta:object-count="0" meta:page-count="1" meta:paragraph-count="6" meta:word-count="211" meta:character-count="1463" meta:non-whitespace-character-count="1258"/>
    <meta:user-defined meta:name="Info 1"/>
    <meta:user-defined meta:name="Info 2"/>
    <meta:user-defined meta:name="Info 3"/>
    <meta:user-defined meta:name="Info 4"/>
    <meta:template xlink:type="simple" xlink:actuate="onRequest" xlink:title="normal" xlink:href="../Software/LibreOffice/Template/normal.ott" meta:date="2018-03-07T01:24:02.280825232"/>
  </office:meta>
</office:document-meta>
</file>